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6.24541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6.377708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20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2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2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3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32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</style:style>
    <style:style style:name="ce3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4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41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</style:style>
    <style:style style:name="ce4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map style:condition="of:cell-content()=1" style:apply-style-name="cf1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map style:condition="of:cell-content()=1" style:apply-style-name="cf1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string" office:string-value="assign num_0[0]=5'b01110;" table:formula="of:=CONCATENATE(&quot;assign num_0[&quot;;[.B2];&quot;]=5'b&quot;;[.G2];[.F2];[.E2];[.D2];[.C2];&quot;;&quot;)" table:style-name="ce1">
            <text:p>assign num_0[0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0[1]=5'b10001;" table:formula="of:=CONCATENATE(&quot;assign num_0[&quot;;[.B3];&quot;]=5'b&quot;;[.G3];[.F3];[.E3];[.D3];[.C3];&quot;;&quot;)" table:style-name="ce1">
            <text:p>assign num_0[1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0[2]=5'b11001;" table:formula="of:=CONCATENATE(&quot;assign num_0[&quot;;[.B4];&quot;]=5'b&quot;;[.G4];[.F4];[.E4];[.D4];[.C4];&quot;;&quot;)" table:style-name="ce1">
            <text:p>assign num_0[2]=5'b11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0[3]=5'b10101;" table:formula="of:=CONCATENATE(&quot;assign num_0[&quot;;[.B5];&quot;]=5'b&quot;;[.G5];[.F5];[.E5];[.D5];[.C5];&quot;;&quot;)" table:style-name="ce1">
            <text:p>assign num_0[3]=5'b10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0[4]=5'b10011;" table:formula="of:=CONCATENATE(&quot;assign num_0[&quot;;[.B6];&quot;]=5'b&quot;;[.G6];[.F6];[.E6];[.D6];[.C6];&quot;;&quot;)" table:style-name="ce1">
            <text:p>assign num_0[4]=5'b100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0[5]=5'b10001;" table:formula="of:=CONCATENATE(&quot;assign num_0[&quot;;[.B7];&quot;]=5'b&quot;;[.G7];[.F7];[.E7];[.D7];[.C7];&quot;;&quot;)" table:style-name="ce1">
            <text:p>assign num_0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0[6]=5'b01110;" table:formula="of:=CONCATENATE(&quot;assign num_0[&quot;;[.B8];&quot;]=5'b&quot;;[.G8];[.F8];[.E8];[.D8];[.C8];&quot;;&quot;)" table:style-name="ce1">
            <text:p>assign num_0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string" office:string-value="assign num_0[7]=5'b00000;" table:formula="of:=CONCATENATE(&quot;assign num_0[&quot;;[.B9];&quot;]=5'b&quot;;[.G9];[.F9];[.E9];[.D9];[.C9];&quot;;&quot;)" table:style-name="ce1">
            <text:p>assign num_0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num_0={5'b00000,5'b01110,5'b10001,5'b10011,5'b10101,5'b11001,5'b10001,5'b01110};" table:formula="of:=CONCATENATE(&quot;assign vect_&quot;;MID([.H2];8;5);&quot;={&quot;;MID([.H9];17;8);&quot;,&quot;;MID([.H8];17;8);&quot;,&quot;;MID([.H7];17;8);&quot;,&quot;;MID([.H6];17;8);&quot;,&quot;;MID([.H5];17;8);&quot;,&quot;;MID([.H4];17;8);&quot;,&quot;;MID([.H3];17;8);&quot;,&quot;;MID([.H2];17;8);&quot;};&quot;)" table:style-name="ce1">
            <text:p>assign vect_num_0={5'b00000,5'b01110,5'b10001,5'b10011,5'b10101,5'b11001,5'b10001,5'b0111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string" office:string-value="assign num_1[0]=5'b00100;" table:formula="of:=CONCATENATE(&quot;assign num_1[&quot;;[.B12];&quot;]=5'b&quot;;[.G12];[.F12];[.E12];[.D12];[.C12];&quot;;&quot;)" table:style-name="ce1">
            <text:p>assign num_1[0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1[1]=5'b00110;" table:formula="of:=CONCATENATE(&quot;assign num_1[&quot;;[.B13];&quot;]=5'b&quot;;[.G13];[.F13];[.E13];[.D13];[.C13];&quot;;&quot;)" table:style-name="ce1">
            <text:p>assign num_1[1]=5'b00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1[2]=5'b00100;" table:formula="of:=CONCATENATE(&quot;assign num_1[&quot;;[.B14];&quot;]=5'b&quot;;[.G14];[.F14];[.E14];[.D14];[.C14];&quot;;&quot;)" table:style-name="ce1">
            <text:p>assign num_1[2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1[3]=5'b00100;" table:formula="of:=CONCATENATE(&quot;assign num_1[&quot;;[.B15];&quot;]=5'b&quot;;[.G15];[.F15];[.E15];[.D15];[.C15];&quot;;&quot;)" table:style-name="ce1">
            <text:p>assign num_1[3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1[4]=5'b00100;" table:formula="of:=CONCATENATE(&quot;assign num_1[&quot;;[.B16];&quot;]=5'b&quot;;[.G16];[.F16];[.E16];[.D16];[.C16];&quot;;&quot;)" table:style-name="ce1">
            <text:p>assign num_1[4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1[5]=5'b00100;" table:formula="of:=CONCATENATE(&quot;assign num_1[&quot;;[.B17];&quot;]=5'b&quot;;[.G17];[.F17];[.E17];[.D17];[.C17];&quot;;&quot;)" table:style-name="ce1">
            <text:p>assign num_1[5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1[6]=5'b01110;" table:formula="of:=CONCATENATE(&quot;assign num_1[&quot;;[.B18];&quot;]=5'b&quot;;[.G18];[.F18];[.E18];[.D18];[.C18];&quot;;&quot;)" table:style-name="ce1">
            <text:p>assign num_1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string" office:string-value="assign num_1[7]=5'b00000;" table:formula="of:=CONCATENATE(&quot;assign num_1[&quot;;[.B19];&quot;]=5'b&quot;;[.G19];[.F19];[.E19];[.D19];[.C19];&quot;;&quot;)" table:style-name="ce1">
            <text:p>assign num_1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num_1={5'b00000,5'b01110,5'b00100,5'b00100,5'b00100,5'b00100,5'b00110,5'b00100};" table:formula="of:=CONCATENATE(&quot;assign vect_&quot;;MID([.H12];8;5);&quot;={&quot;;MID([.H19];17;8);&quot;,&quot;;MID([.H18];17;8);&quot;,&quot;;MID([.H17];17;8);&quot;,&quot;;MID([.H16];17;8);&quot;,&quot;;MID([.H15];17;8);&quot;,&quot;;MID([.H14];17;8);&quot;,&quot;;MID([.H13];17;8);&quot;,&quot;;MID([.H12];17;8);&quot;};&quot;)" table:style-name="ce1">
            <text:p>assign vect_num_1={5'b00000,5'b01110,5'b00100,5'b00100,5'b00100,5'b00100,5'b00110,5'b001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string" office:string-value="assign num_2[0]=5'b01110;" table:formula="of:=CONCATENATE(&quot;assign num_2[&quot;;[.B22];&quot;]=5'b&quot;;[.G22];[.F22];[.E22];[.D22];[.C22];&quot;;&quot;)" table:style-name="ce1">
            <text:p>assign num_2[0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2[1]=5'b10001;" table:formula="of:=CONCATENATE(&quot;assign num_2[&quot;;[.B23];&quot;]=5'b&quot;;[.G23];[.F23];[.E23];[.D23];[.C23];&quot;;&quot;)" table:style-name="ce1">
            <text:p>assign num_2[1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2[2]=5'b10000;" table:formula="of:=CONCATENATE(&quot;assign num_2[&quot;;[.B24];&quot;]=5'b&quot;;[.G24];[.F24];[.E24];[.D24];[.C24];&quot;;&quot;)" table:style-name="ce1">
            <text:p>assign num_2[2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2[3]=5'b01000;" table:formula="of:=CONCATENATE(&quot;assign num_2[&quot;;[.B25];&quot;]=5'b&quot;;[.G25];[.F25];[.E25];[.D25];[.C25];&quot;;&quot;)" table:style-name="ce1">
            <text:p>assign num_2[3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2[4]=5'b00100;" table:formula="of:=CONCATENATE(&quot;assign num_2[&quot;;[.B26];&quot;]=5'b&quot;;[.G26];[.F26];[.E26];[.D26];[.C26];&quot;;&quot;)" table:style-name="ce1">
            <text:p>assign num_2[4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2[5]=5'b00010;" table:formula="of:=CONCATENATE(&quot;assign num_2[&quot;;[.B27];&quot;]=5'b&quot;;[.G27];[.F27];[.E27];[.D27];[.C27];&quot;;&quot;)" table:style-name="ce1">
            <text:p>assign num_2[5]=5'b000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2[6]=5'b11111;" table:formula="of:=CONCATENATE(&quot;assign num_2[&quot;;[.B28];&quot;]=5'b&quot;;[.G28];[.F28];[.E28];[.D28];[.C28];&quot;;&quot;)" table:style-name="ce1">
            <text:p>assign num_2[6]=5'b11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string" office:string-value="assign num_2[7]=5'b00000;" table:formula="of:=CONCATENATE(&quot;assign num_2[&quot;;[.B29];&quot;]=5'b&quot;;[.G29];[.F29];[.E29];[.D29];[.C29];&quot;;&quot;)" table:style-name="ce1">
            <text:p>assign num_2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num_2={5'b00000,5'b11111,5'b00010,5'b00100,5'b01000,5'b10000,5'b10001,5'b01110};" table:formula="of:=CONCATENATE(&quot;assign vect_&quot;;MID([.H22];8;5);&quot;={&quot;;MID([.H29];17;8);&quot;,&quot;;MID([.H28];17;8);&quot;,&quot;;MID([.H27];17;8);&quot;,&quot;;MID([.H26];17;8);&quot;,&quot;;MID([.H25];17;8);&quot;,&quot;;MID([.H24];17;8);&quot;,&quot;;MID([.H23];17;8);&quot;,&quot;;MID([.H22];17;8);&quot;};&quot;)" table:style-name="ce1">
            <text:p>assign vect_num_2={5'b00000,5'b11111,5'b00010,5'b00100,5'b01000,5'b10000,5'b10001,5'b0111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14">
            <text:p>1</text:p>
          </table:table-cell>
          <table:table-cell office:value-type="string" office:string-value="assign num_3[0]=5'b11111;" table:formula="of:=CONCATENATE(&quot;assign num_3[&quot;;[.B32];&quot;]=5'b&quot;;[.G32];[.F32];[.E32];[.D32];[.C32];&quot;;&quot;)" table:style-name="ce1">
            <text:p>assign num_3[0]=5'b11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3[1]=5'b01000;" table:formula="of:=CONCATENATE(&quot;assign num_3[&quot;;[.B33];&quot;]=5'b&quot;;[.G33];[.F33];[.E33];[.D33];[.C33];&quot;;&quot;)" table:style-name="ce1">
            <text:p>assign num_3[1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3[2]=5'b00100;" table:formula="of:=CONCATENATE(&quot;assign num_3[&quot;;[.B34];&quot;]=5'b&quot;;[.G34];[.F34];[.E34];[.D34];[.C34];&quot;;&quot;)" table:style-name="ce1">
            <text:p>assign num_3[2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3[3]=5'b01000;" table:formula="of:=CONCATENATE(&quot;assign num_3[&quot;;[.B35];&quot;]=5'b&quot;;[.G35];[.F35];[.E35];[.D35];[.C35];&quot;;&quot;)" table:style-name="ce1">
            <text:p>assign num_3[3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3[4]=5'b10000;" table:formula="of:=CONCATENATE(&quot;assign num_3[&quot;;[.B36];&quot;]=5'b&quot;;[.G36];[.F36];[.E36];[.D36];[.C36];&quot;;&quot;)" table:style-name="ce1">
            <text:p>assign num_3[4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3[5]=5'b10001;" table:formula="of:=CONCATENATE(&quot;assign num_3[&quot;;[.B37];&quot;]=5'b&quot;;[.G37];[.F37];[.E37];[.D37];[.C37];&quot;;&quot;)" table:style-name="ce1">
            <text:p>assign num_3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3[6]=5'b01110;" table:formula="of:=CONCATENATE(&quot;assign num_3[&quot;;[.B38];&quot;]=5'b&quot;;[.G38];[.F38];[.E38];[.D38];[.C38];&quot;;&quot;)" table:style-name="ce1">
            <text:p>assign num_3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string" office:string-value="assign num_3[7]=5'b00000;" table:formula="of:=CONCATENATE(&quot;assign num_3[&quot;;[.B39];&quot;]=5'b&quot;;[.G39];[.F39];[.E39];[.D39];[.C39];&quot;;&quot;)" table:style-name="ce1">
            <text:p>assign num_3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num_3={5'b00000,5'b01110,5'b10001,5'b10000,5'b01000,5'b00100,5'b01000,5'b11111};" table:formula="of:=CONCATENATE(&quot;assign vect_&quot;;MID([.H32];8;5);&quot;={&quot;;MID([.H39];17;8);&quot;,&quot;;MID([.H38];17;8);&quot;,&quot;;MID([.H37];17;8);&quot;,&quot;;MID([.H36];17;8);&quot;,&quot;;MID([.H35];17;8);&quot;,&quot;;MID([.H34];17;8);&quot;,&quot;;MID([.H33];17;8);&quot;,&quot;;MID([.H32];17;8);&quot;};&quot;)" table:style-name="ce1">
            <text:p>assign vect_num_3={5'b00000,5'b01110,5'b10001,5'b10000,5'b01000,5'b00100,5'b01000,5'b11111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string" office:string-value="assign num_4[0]=5'b01000;" table:formula="of:=CONCATENATE(&quot;assign num_4[&quot;;[.B42];&quot;]=5'b&quot;;[.G42];[.F42];[.E42];[.D42];[.C42];&quot;;&quot;)" table:style-name="ce1">
            <text:p>assign num_4[0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4[1]=5'b01100;" table:formula="of:=CONCATENATE(&quot;assign num_4[&quot;;[.B43];&quot;]=5'b&quot;;[.G43];[.F43];[.E43];[.D43];[.C43];&quot;;&quot;)" table:style-name="ce1">
            <text:p>assign num_4[1]=5'b01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4[2]=5'b01010;" table:formula="of:=CONCATENATE(&quot;assign num_4[&quot;;[.B44];&quot;]=5'b&quot;;[.G44];[.F44];[.E44];[.D44];[.C44];&quot;;&quot;)" table:style-name="ce1">
            <text:p>assign num_4[2]=5'b010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4[3]=5'b01001;" table:formula="of:=CONCATENATE(&quot;assign num_4[&quot;;[.B45];&quot;]=5'b&quot;;[.G45];[.F45];[.E45];[.D45];[.C45];&quot;;&quot;)" table:style-name="ce1">
            <text:p>assign num_4[3]=5'b01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string" office:string-value="assign num_4[4]=5'b11111;" table:formula="of:=CONCATENATE(&quot;assign num_4[&quot;;[.B46];&quot;]=5'b&quot;;[.G46];[.F46];[.E46];[.D46];[.C46];&quot;;&quot;)" table:style-name="ce1">
            <text:p>assign num_4[4]=5'b11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4[5]=5'b01000;" table:formula="of:=CONCATENATE(&quot;assign num_4[&quot;;[.B47];&quot;]=5'b&quot;;[.G47];[.F47];[.E47];[.D47];[.C47];&quot;;&quot;)" table:style-name="ce1">
            <text:p>assign num_4[5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7">
            <text:p>0</text:p>
          </table:table-cell>
          <table:table-cell office:value-type="string" office:string-value="assign num_4[6]=5'b01000;" table:formula="of:=CONCATENATE(&quot;assign num_4[&quot;;[.B48];&quot;]=5'b&quot;;[.G48];[.F48];[.E48];[.D48];[.C48];&quot;;&quot;)" table:style-name="ce1">
            <text:p>assign num_4[6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string" office:string-value="assign num_4[7]=5'b00000;" table:formula="of:=CONCATENATE(&quot;assign num_4[&quot;;[.B49];&quot;]=5'b&quot;;[.G49];[.F49];[.E49];[.D49];[.C49];&quot;;&quot;)" table:style-name="ce1">
            <text:p>assign num_4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num_4={5'b00000,5'b01000,5'b01000,5'b11111,5'b01001,5'b01010,5'b01100,5'b01000};" table:formula="of:=CONCATENATE(&quot;assign vect_&quot;;MID([.H42];8;5);&quot;={&quot;;MID([.H49];17;8);&quot;,&quot;;MID([.H48];17;8);&quot;,&quot;;MID([.H47];17;8);&quot;,&quot;;MID([.H46];17;8);&quot;,&quot;;MID([.H45];17;8);&quot;,&quot;;MID([.H44];17;8);&quot;,&quot;;MID([.H43];17;8);&quot;,&quot;;MID([.H42];17;8);&quot;};&quot;)" table:style-name="ce1">
            <text:p>assign vect_num_4={5'b00000,5'b01000,5'b01000,5'b11111,5'b01001,5'b01010,5'b01100,5'b01000};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3">
            <text:p>0</text:p>
          </table:table-cell>
          <table:table-cell office:value-type="string" office:string-value="assign num_4[0]=5'b01110;" table:formula="of:=CONCATENATE(&quot;assign num_4[&quot;;[.B53];&quot;]=5'b&quot;;[.G53];[.F53];[.E53];[.D53];[.C53];&quot;;&quot;)" table:style-name="ce1">
            <text:p>assign num_4[0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office:value-type="string" office:string-value="assign num_4[1]=5'b10001;" table:formula="of:=CONCATENATE(&quot;assign num_4[&quot;;[.B54];&quot;]=5'b&quot;;[.G54];[.F54];[.E54];[.D54];[.C54];&quot;;&quot;)" table:style-name="ce1">
            <text:p>assign num_4[1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office:value-type="string" office:string-value="assign num_4[2]=5'b10001;" table:formula="of:=CONCATENATE(&quot;assign num_4[&quot;;[.B55];&quot;]=5'b&quot;;[.G55];[.F55];[.E55];[.D55];[.C55];&quot;;&quot;)" table:style-name="ce1">
            <text:p>assign num_4[2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office:value-type="float" office:value="0" table:style-name="ce26">
            <text:p>0</text:p>
          </table:table-cell>
          <table:table-cell office:value-type="string" office:string-value="assign num_4[3]=5'b01110;" table:formula="of:=CONCATENATE(&quot;assign num_4[&quot;;[.B56];&quot;]=5'b&quot;;[.G56];[.F56];[.E56];[.D56];[.C56];&quot;;&quot;)" table:style-name="ce1">
            <text:p>assign num_4[3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office:value-type="string" office:string-value="assign num_4[4]=5'b10001;" table:formula="of:=CONCATENATE(&quot;assign num_4[&quot;;[.B57];&quot;]=5'b&quot;;[.G57];[.F57];[.E57];[.D57];[.C57];&quot;;&quot;)" table:style-name="ce1">
            <text:p>assign num_4[4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office:value-type="string" office:string-value="assign num_4[5]=5'b10001;" table:formula="of:=CONCATENATE(&quot;assign num_4[&quot;;[.B58];&quot;]=5'b&quot;;[.G58];[.F58];[.E58];[.D58];[.C58];&quot;;&quot;)" table:style-name="ce1">
            <text:p>assign num_4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6">
            <text:p>1</text:p>
          </table:table-cell>
          <table:table-cell office:value-type="string" office:string-value="assign num_4[6]=5'b10001;" table:formula="of:=CONCATENATE(&quot;assign num_4[&quot;;[.B59];&quot;]=5'b&quot;;[.G59];[.F59];[.E59];[.D59];[.C59];&quot;;&quot;)" table:style-name="ce1">
            <text:p>assign num_4[6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27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9">
            <text:p>0</text:p>
          </table:table-cell>
          <table:table-cell office:value-type="string" office:string-value="assign num_4[7]=5'b01110;" table:formula="of:=CONCATENATE(&quot;assign num_4[&quot;;[.B60];&quot;]=5'b&quot;;[.G60];[.F60];[.E60];[.D60];[.C60];&quot;;&quot;)" table:style-name="ce1">
            <text:p>assign num_4[7]=5'b0111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num_4={5'b01110,5'b10001,5'b10001,5'b10001,5'b01110,5'b10001,5'b10001,5'b01110};" table:formula="of:=CONCATENATE(&quot;assign vect_&quot;;MID([.H53];8;5);&quot;={&quot;;MID([.H60];17;8);&quot;,&quot;;MID([.H59];17;8);&quot;,&quot;;MID([.H58];17;8);&quot;,&quot;;MID([.H57];17;8);&quot;,&quot;;MID([.H56];17;8);&quot;,&quot;;MID([.H55];17;8);&quot;,&quot;;MID([.H54];17;8);&quot;,&quot;;MID([.H53];17;8);&quot;};&quot;)" table:style-name="ce1">
            <text:p>assign vect_num_4={5'b01110,5'b10001,5'b10001,5'b10001,5'b01110,5'b10001,5'b10001,5'b01110};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30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2">
            <text:p>1</text:p>
          </table:table-cell>
          <table:table-cell office:value-type="string" office:string-value="assign num_4[0]=5'b11111;" table:formula="of:=CONCATENATE(&quot;assign num_4[&quot;;[.B64];&quot;]=5'b&quot;;[.G64];[.F64];[.E64];[.D64];[.C64];&quot;;&quot;)" table:style-name="ce1">
            <text:p>assign num_4[0]=5'b11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office:string-value="assign num_4[1]=5'b10001;" table:formula="of:=CONCATENATE(&quot;assign num_4[&quot;;[.B65];&quot;]=5'b&quot;;[.G65];[.F65];[.E65];[.D65];[.C65];&quot;;&quot;)" table:style-name="ce1">
            <text:p>assign num_4[1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office:string-value="assign num_4[2]=5'b10001;" table:formula="of:=CONCATENATE(&quot;assign num_4[&quot;;[.B66];&quot;]=5'b&quot;;[.G66];[.F66];[.E66];[.D66];[.C66];&quot;;&quot;)" table:style-name="ce1">
            <text:p>assign num_4[2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5">
            <text:p>1</text:p>
          </table:table-cell>
          <table:table-cell office:value-type="string" office:string-value="assign num_4[3]=5'b11111;" table:formula="of:=CONCATENATE(&quot;assign num_4[&quot;;[.B67];&quot;]=5'b&quot;;[.G67];[.F67];[.E67];[.D67];[.C67];&quot;;&quot;)" table:style-name="ce1">
            <text:p>assign num_4[3]=5'b11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office:string-value="assign num_4[4]=5'b10000;" table:formula="of:=CONCATENATE(&quot;assign num_4[&quot;;[.B68];&quot;]=5'b&quot;;[.G68];[.F68];[.E68];[.D68];[.C68];&quot;;&quot;)" table:style-name="ce1">
            <text:p>assign num_4[4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office:string-value="assign num_4[5]=5'b10000;" table:formula="of:=CONCATENATE(&quot;assign num_4[&quot;;[.B69];&quot;]=5'b&quot;;[.G69];[.F69];[.E69];[.D69];[.C69];&quot;;&quot;)" table:style-name="ce1">
            <text:p>assign num_4[5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3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" table:style-name="ce35">
            <text:p>1</text:p>
          </table:table-cell>
          <table:table-cell office:value-type="string" office:string-value="assign num_4[6]=5'b10000;" table:formula="of:=CONCATENATE(&quot;assign num_4[&quot;;[.B70];&quot;]=5'b&quot;;[.G70];[.F70];[.E70];[.D70];[.C70];&quot;;&quot;)" table:style-name="ce1">
            <text:p>assign num_4[6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8">
            <text:p>1</text:p>
          </table:table-cell>
          <table:table-cell office:value-type="string" office:string-value="assign num_4[7]=5'b11111;" table:formula="of:=CONCATENATE(&quot;assign num_4[&quot;;[.B71];&quot;]=5'b&quot;;[.G71];[.F71];[.E71];[.D71];[.C71];&quot;;&quot;)" table:style-name="ce1">
            <text:p>assign num_4[7]=5'b11111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num_4={5'b11111,5'b10000,5'b10000,5'b10000,5'b11111,5'b10001,5'b10001,5'b11111};" table:formula="of:=CONCATENATE(&quot;assign vect_&quot;;MID([.H64];8;5);&quot;={&quot;;MID([.H71];17;8);&quot;,&quot;;MID([.H70];17;8);&quot;,&quot;;MID([.H69];17;8);&quot;,&quot;;MID([.H68];17;8);&quot;,&quot;;MID([.H67];17;8);&quot;,&quot;;MID([.H66];17;8);&quot;,&quot;;MID([.H65];17;8);&quot;,&quot;;MID([.H64];17;8);&quot;};&quot;)" table:style-name="ce1">
            <text:p>assign vect_num_4={5'b11111,5'b10000,5'b10000,5'b10000,5'b11111,5'b10001,5'b10001,5'b11111};</text:p>
          </table:table-cell>
          <table:table-cell table:number-columns-repeated="16376"/>
        </table:table-row>
        <table:table-row table:number-rows-repeated="1048504" table:style-name="ro1">
          <table:table-cell table:number-columns-repeated="16384"/>
        </table:table-row>
      </table:table>
      <table:table table:name="Hoja2" table:style-name="ta1">
        <table:table-column table:style-name="co5" table:default-cell-style-name="ce1"/>
        <table:table-column table:style-name="co2" table:number-columns-repeated="6" table:default-cell-style-name="ce1"/>
        <table:table-column table:style-name="co6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a[0]=5'b00000;" table:formula="of:=CONCATENATE(&quot;assign char_a[&quot;;[.B2];&quot;]=5'b&quot;;[.G2];[.F2];[.E2];[.D2];[.C2];&quot;;&quot;)" table:style-name="ce1">
            <text:p>assign char_a[0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a[1]=5'b00000;" table:formula="of:=CONCATENATE(&quot;assign char_a[&quot;;[.B3];&quot;]=5'b&quot;;[.G3];[.F3];[.E3];[.D3];[.C3];&quot;;&quot;)" table:style-name="ce1">
            <text:p>assign char_a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a[2]=5'b01110;" table:formula="of:=CONCATENATE(&quot;assign char_a[&quot;;[.B4];&quot;]=5'b&quot;;[.G4];[.F4];[.E4];[.D4];[.C4];&quot;;&quot;)" table:style-name="ce1">
            <text:p>assign char_a[2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a[3]=5'b10000;" table:formula="of:=CONCATENATE(&quot;assign char_a[&quot;;[.B5];&quot;]=5'b&quot;;[.G5];[.F5];[.E5];[.D5];[.C5];&quot;;&quot;)" table:style-name="ce1">
            <text:p>assign char_a[3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a[4]=5'b11110;" table:formula="of:=CONCATENATE(&quot;assign char_a[&quot;;[.B6];&quot;]=5'b&quot;;[.G6];[.F6];[.E6];[.D6];[.C6];&quot;;&quot;)" table:style-name="ce1">
            <text:p>assign char_a[4]=5'b1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a[5]=5'b10001;" table:formula="of:=CONCATENATE(&quot;assign char_a[&quot;;[.B7];&quot;]=5'b&quot;;[.G7];[.F7];[.E7];[.D7];[.C7];&quot;;&quot;)" table:style-name="ce1">
            <text:p>assign char_a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a[6]=5'b11110;" table:formula="of:=CONCATENATE(&quot;assign char_a[&quot;;[.B8];&quot;]=5'b&quot;;[.G8];[.F8];[.E8];[.D8];[.C8];&quot;;&quot;)" table:style-name="ce1">
            <text:p>assign char_a[6]=5'b1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a[7]=5'b00000;" table:formula="of:=CONCATENATE(&quot;assign char_a[&quot;;[.B9];&quot;]=5'b&quot;;[.G9];[.F9];[.E9];[.D9];[.C9];&quot;;&quot;)" table:style-name="ce1">
            <text:p>assign char_a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a={5'b00000,5'b11110,5'b10001,5'b11110,5'b10000,5'b01110,5'b00000,5'b00000};" table:formula="of:=CONCATENATE(&quot;assign vect_&quot;;MID([.H2];8;6);&quot;={&quot;;MID([.H9];18;8);&quot;,&quot;;MID([.H8];18;8);&quot;,&quot;;MID([.H7];18;8);&quot;,&quot;;MID([.H6];18;8);&quot;,&quot;;MID([.H5];18;8);&quot;,&quot;;MID([.H4];18;8);&quot;,&quot;;MID([.H3];18;8);&quot;,&quot;;MID([.H2];18;8);&quot;};&quot;)" table:style-name="ce1">
            <text:p>assign vect_char_a={5'b00000,5'b11110,5'b10001,5'b11110,5'b10000,5'b01110,5'b00000,5'b000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b[0]=5'b00001;" table:formula="of:=CONCATENATE(&quot;assign char_b[&quot;;[.B12];&quot;]=5'b&quot;;[.G12];[.F12];[.E12];[.D12];[.C12];&quot;;&quot;)" table:style-name="ce1">
            <text:p>assign char_b[0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b[1]=5'b00001;" table:formula="of:=CONCATENATE(&quot;assign char_b[&quot;;[.B13];&quot;]=5'b&quot;;[.G13];[.F13];[.E13];[.D13];[.C13];&quot;;&quot;)" table:style-name="ce1">
            <text:p>assign char_b[1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b[2]=5'b01101;" table:formula="of:=CONCATENATE(&quot;assign char_b[&quot;;[.B14];&quot;]=5'b&quot;;[.G14];[.F14];[.E14];[.D14];[.C14];&quot;;&quot;)" table:style-name="ce1">
            <text:p>assign char_b[2]=5'b01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b[3]=5'b10011;" table:formula="of:=CONCATENATE(&quot;assign char_b[&quot;;[.B15];&quot;]=5'b&quot;;[.G15];[.F15];[.E15];[.D15];[.C15];&quot;;&quot;)" table:style-name="ce1">
            <text:p>assign char_b[3]=5'b100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b[4]=5'b10001;" table:formula="of:=CONCATENATE(&quot;assign char_b[&quot;;[.B16];&quot;]=5'b&quot;;[.G16];[.F16];[.E16];[.D16];[.C16];&quot;;&quot;)" table:style-name="ce1">
            <text:p>assign char_b[4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b[5]=5'b10001;" table:formula="of:=CONCATENATE(&quot;assign char_b[&quot;;[.B17];&quot;]=5'b&quot;;[.G17];[.F17];[.E17];[.D17];[.C17];&quot;;&quot;)" table:style-name="ce1">
            <text:p>assign char_b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b[6]=5'b01111;" table:formula="of:=CONCATENATE(&quot;assign char_b[&quot;;[.B18];&quot;]=5'b&quot;;[.G18];[.F18];[.E18];[.D18];[.C18];&quot;;&quot;)" table:style-name="ce1">
            <text:p>assign char_b[6]=5'b01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b[7]=5'b00000;" table:formula="of:=CONCATENATE(&quot;assign char_b[&quot;;[.B19];&quot;]=5'b&quot;;[.G19];[.F19];[.E19];[.D19];[.C19];&quot;;&quot;)" table:style-name="ce1">
            <text:p>assign char_b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b={5'b00000,5'b01111,5'b10001,5'b10001,5'b10011,5'b01101,5'b00001,5'b00001};" table:formula="of:=CONCATENATE(&quot;assign vect_&quot;;MID([.H12];8;6);&quot;={&quot;;MID([.H19];18;8);&quot;,&quot;;MID([.H18];18;8);&quot;,&quot;;MID([.H17];18;8);&quot;,&quot;;MID([.H16];18;8);&quot;,&quot;;MID([.H15];18;8);&quot;,&quot;;MID([.H14];18;8);&quot;,&quot;;MID([.H13];18;8);&quot;,&quot;;MID([.H12];18;8);&quot;};&quot;)" table:style-name="ce1">
            <text:p>assign vect_char_b={5'b00000,5'b01111,5'b10001,5'b10001,5'b10011,5'b01101,5'b00001,5'b00001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c[0]=5'b00000;" table:formula="of:=CONCATENATE(&quot;assign char_c[&quot;;[.B22];&quot;]=5'b&quot;;[.G22];[.F22];[.E22];[.D22];[.C22];&quot;;&quot;)" table:style-name="ce1">
            <text:p>assign char_c[0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c[1]=5'b00000;" table:formula="of:=CONCATENATE(&quot;assign char_c[&quot;;[.B23];&quot;]=5'b&quot;;[.G23];[.F23];[.E23];[.D23];[.C23];&quot;;&quot;)" table:style-name="ce1">
            <text:p>assign char_c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c[2]=5'b01110;" table:formula="of:=CONCATENATE(&quot;assign char_c[&quot;;[.B24];&quot;]=5'b&quot;;[.G24];[.F24];[.E24];[.D24];[.C24];&quot;;&quot;)" table:style-name="ce1">
            <text:p>assign char_c[2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c[3]=5'b00001;" table:formula="of:=CONCATENATE(&quot;assign char_c[&quot;;[.B25];&quot;]=5'b&quot;;[.G25];[.F25];[.E25];[.D25];[.C25];&quot;;&quot;)" table:style-name="ce1">
            <text:p>assign char_c[3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c[4]=5'b00001;" table:formula="of:=CONCATENATE(&quot;assign char_c[&quot;;[.B26];&quot;]=5'b&quot;;[.G26];[.F26];[.E26];[.D26];[.C26];&quot;;&quot;)" table:style-name="ce1">
            <text:p>assign char_c[4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c[5]=5'b10001;" table:formula="of:=CONCATENATE(&quot;assign char_c[&quot;;[.B27];&quot;]=5'b&quot;;[.G27];[.F27];[.E27];[.D27];[.C27];&quot;;&quot;)" table:style-name="ce1">
            <text:p>assign char_c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c[6]=5'b01110;" table:formula="of:=CONCATENATE(&quot;assign char_c[&quot;;[.B28];&quot;]=5'b&quot;;[.G28];[.F28];[.E28];[.D28];[.C28];&quot;;&quot;)" table:style-name="ce1">
            <text:p>assign char_c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c[7]=5'b00000;" table:formula="of:=CONCATENATE(&quot;assign char_c[&quot;;[.B29];&quot;]=5'b&quot;;[.G29];[.F29];[.E29];[.D29];[.C29];&quot;;&quot;)" table:style-name="ce1">
            <text:p>assign char_c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c={5'b00000,5'b01110,5'b10001,5'b00001,5'b00001,5'b01110,5'b00000,5'b00000};" table:formula="of:=CONCATENATE(&quot;assign vect_&quot;;MID([.H22];8;6);&quot;={&quot;;MID([.H29];18;8);&quot;,&quot;;MID([.H28];18;8);&quot;,&quot;;MID([.H27];18;8);&quot;,&quot;;MID([.H26];18;8);&quot;,&quot;;MID([.H25];18;8);&quot;,&quot;;MID([.H24];18;8);&quot;,&quot;;MID([.H23];18;8);&quot;,&quot;;MID([.H22];18;8);&quot;};&quot;)" table:style-name="ce1">
            <text:p>assign vect_char_c={5'b00000,5'b01110,5'b10001,5'b00001,5'b00001,5'b01110,5'b00000,5'b000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1">
            <text:p>1</text:p>
          </table:table-cell>
          <table:table-cell office:value-type="string" office:string-value="assign char_d[0]=5'b10000;" table:formula="of:=CONCATENATE(&quot;assign char_d[&quot;;[.B32];&quot;]=5'b&quot;;[.G32];[.F32];[.E32];[.D32];[.C32];&quot;;&quot;)" table:style-name="ce1">
            <text:p>assign char_d[0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d[1]=5'b10000;" table:formula="of:=CONCATENATE(&quot;assign char_d[&quot;;[.B33];&quot;]=5'b&quot;;[.G33];[.F33];[.E33];[.D33];[.C33];&quot;;&quot;)" table:style-name="ce1">
            <text:p>assign char_d[1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d[2]=5'b10110;" table:formula="of:=CONCATENATE(&quot;assign char_d[&quot;;[.B34];&quot;]=5'b&quot;;[.G34];[.F34];[.E34];[.D34];[.C34];&quot;;&quot;)" table:style-name="ce1">
            <text:p>assign char_d[2]=5'b10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d[3]=5'b11001;" table:formula="of:=CONCATENATE(&quot;assign char_d[&quot;;[.B35];&quot;]=5'b&quot;;[.G35];[.F35];[.E35];[.D35];[.C35];&quot;;&quot;)" table:style-name="ce1">
            <text:p>assign char_d[3]=5'b11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d[4]=5'b10001;" table:formula="of:=CONCATENATE(&quot;assign char_d[&quot;;[.B36];&quot;]=5'b&quot;;[.G36];[.F36];[.E36];[.D36];[.C36];&quot;;&quot;)" table:style-name="ce1">
            <text:p>assign char_d[4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d[5]=5'b10001;" table:formula="of:=CONCATENATE(&quot;assign char_d[&quot;;[.B37];&quot;]=5'b&quot;;[.G37];[.F37];[.E37];[.D37];[.C37];&quot;;&quot;)" table:style-name="ce1">
            <text:p>assign char_d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d[6]=5'b11110;" table:formula="of:=CONCATENATE(&quot;assign char_d[&quot;;[.B38];&quot;]=5'b&quot;;[.G38];[.F38];[.E38];[.D38];[.C38];&quot;;&quot;)" table:style-name="ce1">
            <text:p>assign char_d[6]=5'b1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d[7]=5'b00000;" table:formula="of:=CONCATENATE(&quot;assign char_d[&quot;;[.B39];&quot;]=5'b&quot;;[.G39];[.F39];[.E39];[.D39];[.C39];&quot;;&quot;)" table:style-name="ce1">
            <text:p>assign char_d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d={5'b00000,5'b11110,5'b10001,5'b10001,5'b11001,5'b10110,5'b10000,5'b10000};" table:formula="of:=CONCATENATE(&quot;assign vect_&quot;;MID([.H32];8;6);&quot;={&quot;;MID([.H39];18;8);&quot;,&quot;;MID([.H38];18;8);&quot;,&quot;;MID([.H37];18;8);&quot;,&quot;;MID([.H36];18;8);&quot;,&quot;;MID([.H35];18;8);&quot;,&quot;;MID([.H34];18;8);&quot;,&quot;;MID([.H33];18;8);&quot;,&quot;;MID([.H32];18;8);&quot;};&quot;)" table:style-name="ce1">
            <text:p>assign vect_char_d={5'b00000,5'b11110,5'b10001,5'b10001,5'b11001,5'b10110,5'b10000,5'b100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e[0]=5'b00000;" table:formula="of:=CONCATENATE(&quot;assign char_e[&quot;;[.B42];&quot;]=5'b&quot;;[.G42];[.F42];[.E42];[.D42];[.C42];&quot;;&quot;)" table:style-name="ce1">
            <text:p>assign char_e[0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e[1]=5'b00000;" table:formula="of:=CONCATENATE(&quot;assign char_e[&quot;;[.B43];&quot;]=5'b&quot;;[.G43];[.F43];[.E43];[.D43];[.C43];&quot;;&quot;)" table:style-name="ce1">
            <text:p>assign char_e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e[2]=5'b01110;" table:formula="of:=CONCATENATE(&quot;assign char_e[&quot;;[.B44];&quot;]=5'b&quot;;[.G44];[.F44];[.E44];[.D44];[.C44];&quot;;&quot;)" table:style-name="ce1">
            <text:p>assign char_e[2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e[3]=5'b10001;" table:formula="of:=CONCATENATE(&quot;assign char_e[&quot;;[.B45];&quot;]=5'b&quot;;[.G45];[.F45];[.E45];[.D45];[.C45];&quot;;&quot;)" table:style-name="ce1">
            <text:p>assign char_e[3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e[4]=5'b11111;" table:formula="of:=CONCATENATE(&quot;assign char_e[&quot;;[.B46];&quot;]=5'b&quot;;[.G46];[.F46];[.E46];[.D46];[.C46];&quot;;&quot;)" table:style-name="ce1">
            <text:p>assign char_e[4]=5'b11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e[5]=5'b00001;" table:formula="of:=CONCATENATE(&quot;assign char_e[&quot;;[.B47];&quot;]=5'b&quot;;[.G47];[.F47];[.E47];[.D47];[.C47];&quot;;&quot;)" table:style-name="ce1">
            <text:p>assign char_e[5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e[6]=5'b01110;" table:formula="of:=CONCATENATE(&quot;assign char_e[&quot;;[.B48];&quot;]=5'b&quot;;[.G48];[.F48];[.E48];[.D48];[.C48];&quot;;&quot;)" table:style-name="ce1">
            <text:p>assign char_e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e[7]=5'b00000;" table:formula="of:=CONCATENATE(&quot;assign char_e[&quot;;[.B49];&quot;]=5'b&quot;;[.G49];[.F49];[.E49];[.D49];[.C49];&quot;;&quot;)" table:style-name="ce1">
            <text:p>assign char_e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e={5'b00000,5'b01110,5'b00001,5'b11111,5'b10001,5'b01110,5'b00000,5'b00000};" table:formula="of:=CONCATENATE(&quot;assign vect_&quot;;MID([.H42];8;6);&quot;={&quot;;MID([.H49];18;8);&quot;,&quot;;MID([.H48];18;8);&quot;,&quot;;MID([.H47];18;8);&quot;,&quot;;MID([.H46];18;8);&quot;,&quot;;MID([.H45];18;8);&quot;,&quot;;MID([.H44];18;8);&quot;,&quot;;MID([.H43];18;8);&quot;,&quot;;MID([.H42];18;8);&quot;};&quot;)" table:style-name="ce1">
            <text:p>assign vect_char_e={5'b00000,5'b01110,5'b00001,5'b11111,5'b10001,5'b01110,5'b00000,5'b000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f[0]=5'b01100;" table:formula="of:=CONCATENATE(&quot;assign char_f[&quot;;[.B52];&quot;]=5'b&quot;;[.G52];[.F52];[.E52];[.D52];[.C52];&quot;;&quot;)" table:style-name="ce1">
            <text:p>assign char_f[0]=5'b01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f[1]=5'b10010;" table:formula="of:=CONCATENATE(&quot;assign char_f[&quot;;[.B53];&quot;]=5'b&quot;;[.G53];[.F53];[.E53];[.D53];[.C53];&quot;;&quot;)" table:style-name="ce1">
            <text:p>assign char_f[1]=5'b100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f[2]=5'b00010;" table:formula="of:=CONCATENATE(&quot;assign char_f[&quot;;[.B54];&quot;]=5'b&quot;;[.G54];[.F54];[.E54];[.D54];[.C54];&quot;;&quot;)" table:style-name="ce1">
            <text:p>assign char_f[2]=5'b000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f[3]=5'b00111;" table:formula="of:=CONCATENATE(&quot;assign char_f[&quot;;[.B55];&quot;]=5'b&quot;;[.G55];[.F55];[.E55];[.D55];[.C55];&quot;;&quot;)" table:style-name="ce1">
            <text:p>assign char_f[3]=5'b001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f[4]=5'b00010;" table:formula="of:=CONCATENATE(&quot;assign char_f[&quot;;[.B56];&quot;]=5'b&quot;;[.G56];[.F56];[.E56];[.D56];[.C56];&quot;;&quot;)" table:style-name="ce1">
            <text:p>assign char_f[4]=5'b000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f[5]=5'b00010;" table:formula="of:=CONCATENATE(&quot;assign char_f[&quot;;[.B57];&quot;]=5'b&quot;;[.G57];[.F57];[.E57];[.D57];[.C57];&quot;;&quot;)" table:style-name="ce1">
            <text:p>assign char_f[5]=5'b000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f[6]=5'b00010;" table:formula="of:=CONCATENATE(&quot;assign char_f[&quot;;[.B58];&quot;]=5'b&quot;;[.G58];[.F58];[.E58];[.D58];[.C58];&quot;;&quot;)" table:style-name="ce1">
            <text:p>assign char_f[6]=5'b000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f[7]=5'b00000;" table:formula="of:=CONCATENATE(&quot;assign char_f[&quot;;[.B59];&quot;]=5'b&quot;;[.G59];[.F59];[.E59];[.D59];[.C59];&quot;;&quot;)" table:style-name="ce1">
            <text:p>assign char_f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f={5'b00000,5'b00010,5'b00010,5'b00010,5'b00111,5'b00010,5'b10010,5'b01100};" table:formula="of:=CONCATENATE(&quot;assign vect_&quot;;MID([.H52];8;6);&quot;={&quot;;MID([.H59];18;8);&quot;,&quot;;MID([.H58];18;8);&quot;,&quot;;MID([.H57];18;8);&quot;,&quot;;MID([.H56];18;8);&quot;,&quot;;MID([.H55];18;8);&quot;,&quot;;MID([.H54];18;8);&quot;,&quot;;MID([.H53];18;8);&quot;,&quot;;MID([.H52];18;8);&quot;};&quot;)" table:style-name="ce1">
            <text:p>assign vect_char_f={5'b00000,5'b00010,5'b00010,5'b00010,5'b00111,5'b00010,5'b10010,5'b011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g[0]=5'b00000;" table:formula="of:=CONCATENATE(&quot;assign char_g[&quot;;[.B62];&quot;]=5'b&quot;;[.G62];[.F62];[.E62];[.D62];[.C62];&quot;;&quot;)" table:style-name="ce1">
            <text:p>assign char_g[0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g[1]=5'b11110;" table:formula="of:=CONCATENATE(&quot;assign char_g[&quot;;[.B63];&quot;]=5'b&quot;;[.G63];[.F63];[.E63];[.D63];[.C63];&quot;;&quot;)" table:style-name="ce1">
            <text:p>assign char_g[1]=5'b1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g[2]=5'b10001;" table:formula="of:=CONCATENATE(&quot;assign char_g[&quot;;[.B64];&quot;]=5'b&quot;;[.G64];[.F64];[.E64];[.D64];[.C64];&quot;;&quot;)" table:style-name="ce1">
            <text:p>assign char_g[2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g[3]=5'b10001;" table:formula="of:=CONCATENATE(&quot;assign char_g[&quot;;[.B65];&quot;]=5'b&quot;;[.G65];[.F65];[.E65];[.D65];[.C65];&quot;;&quot;)" table:style-name="ce1">
            <text:p>assign char_g[3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g[4]=5'b11110;" table:formula="of:=CONCATENATE(&quot;assign char_g[&quot;;[.B66];&quot;]=5'b&quot;;[.G66];[.F66];[.E66];[.D66];[.C66];&quot;;&quot;)" table:style-name="ce1">
            <text:p>assign char_g[4]=5'b1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g[5]=5'b10000;" table:formula="of:=CONCATENATE(&quot;assign char_g[&quot;;[.B67];&quot;]=5'b&quot;;[.G67];[.F67];[.E67];[.D67];[.C67];&quot;;&quot;)" table:style-name="ce1">
            <text:p>assign char_g[5]=5'b1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g[6]=5'b01110;" table:formula="of:=CONCATENATE(&quot;assign char_g[&quot;;[.B68];&quot;]=5'b&quot;;[.G68];[.F68];[.E68];[.D68];[.C68];&quot;;&quot;)" table:style-name="ce1">
            <text:p>assign char_g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g[7]=5'b00000;" table:formula="of:=CONCATENATE(&quot;assign char_g[&quot;;[.B69];&quot;]=5'b&quot;;[.G69];[.F69];[.E69];[.D69];[.C69];&quot;;&quot;)" table:style-name="ce1">
            <text:p>assign char_g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g={5'b00000,5'b01110,5'b10000,5'b11110,5'b10001,5'b10001,5'b11110,5'b00000};" table:formula="of:=CONCATENATE(&quot;assign vect_&quot;;MID([.H62];8;6);&quot;={&quot;;MID([.H69];18;8);&quot;,&quot;;MID([.H68];18;8);&quot;,&quot;;MID([.H67];18;8);&quot;,&quot;;MID([.H66];18;8);&quot;,&quot;;MID([.H65];18;8);&quot;,&quot;;MID([.H64];18;8);&quot;,&quot;;MID([.H63];18;8);&quot;,&quot;;MID([.H62];18;8);&quot;};&quot;)" table:style-name="ce1">
            <text:p>assign vect_char_g={5'b00000,5'b01110,5'b10000,5'b11110,5'b10001,5'b10001,5'b11110,5'b000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h[0]=5'b00001;" table:formula="of:=CONCATENATE(&quot;assign char_h[&quot;;[.B72];&quot;]=5'b&quot;;[.G72];[.F72];[.E72];[.D72];[.C72];&quot;;&quot;)" table:style-name="ce1">
            <text:p>assign char_h[0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h[1]=5'b00001;" table:formula="of:=CONCATENATE(&quot;assign char_h[&quot;;[.B73];&quot;]=5'b&quot;;[.G73];[.F73];[.E73];[.D73];[.C73];&quot;;&quot;)" table:style-name="ce1">
            <text:p>assign char_h[1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h[2]=5'b01101;" table:formula="of:=CONCATENATE(&quot;assign char_h[&quot;;[.B74];&quot;]=5'b&quot;;[.G74];[.F74];[.E74];[.D74];[.C74];&quot;;&quot;)" table:style-name="ce1">
            <text:p>assign char_h[2]=5'b01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h[3]=5'b10011;" table:formula="of:=CONCATENATE(&quot;assign char_h[&quot;;[.B75];&quot;]=5'b&quot;;[.G75];[.F75];[.E75];[.D75];[.C75];&quot;;&quot;)" table:style-name="ce1">
            <text:p>assign char_h[3]=5'b100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h[4]=5'b10001;" table:formula="of:=CONCATENATE(&quot;assign char_h[&quot;;[.B76];&quot;]=5'b&quot;;[.G76];[.F76];[.E76];[.D76];[.C76];&quot;;&quot;)" table:style-name="ce1">
            <text:p>assign char_h[4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h[5]=5'b10001;" table:formula="of:=CONCATENATE(&quot;assign char_h[&quot;;[.B77];&quot;]=5'b&quot;;[.G77];[.F77];[.E77];[.D77];[.C77];&quot;;&quot;)" table:style-name="ce1">
            <text:p>assign char_h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h[6]=5'b10001;" table:formula="of:=CONCATENATE(&quot;assign char_h[&quot;;[.B78];&quot;]=5'b&quot;;[.G78];[.F78];[.E78];[.D78];[.C78];&quot;;&quot;)" table:style-name="ce1">
            <text:p>assign char_h[6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h[7]=5'b00000;" table:formula="of:=CONCATENATE(&quot;assign char_h[&quot;;[.B79];&quot;]=5'b&quot;;[.G79];[.F79];[.E79];[.D79];[.C79];&quot;;&quot;)" table:style-name="ce1">
            <text:p>assign char_h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h={5'b00000,5'b10001,5'b10001,5'b10001,5'b10011,5'b01101,5'b00001,5'b00001};" table:formula="of:=CONCATENATE(&quot;assign vect_&quot;;MID([.H72];8;6);&quot;={&quot;;MID([.H79];18;8);&quot;,&quot;;MID([.H78];18;8);&quot;,&quot;;MID([.H77];18;8);&quot;,&quot;;MID([.H76];18;8);&quot;,&quot;;MID([.H75];18;8);&quot;,&quot;;MID([.H74];18;8);&quot;,&quot;;MID([.H73];18;8);&quot;,&quot;;MID([.H72];18;8);&quot;};&quot;)" table:style-name="ce1">
            <text:p>assign vect_char_h={5'b00000,5'b10001,5'b10001,5'b10001,5'b10011,5'b01101,5'b00001,5'b00001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i[0]=5'b00100;" table:formula="of:=CONCATENATE(&quot;assign char_i[&quot;;[.B82];&quot;]=5'b&quot;;[.G82];[.F82];[.E82];[.D82];[.C82];&quot;;&quot;)" table:style-name="ce1">
            <text:p>assign char_i[0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i[1]=5'b00000;" table:formula="of:=CONCATENATE(&quot;assign char_i[&quot;;[.B83];&quot;]=5'b&quot;;[.G83];[.F83];[.E83];[.D83];[.C83];&quot;;&quot;)" table:style-name="ce1">
            <text:p>assign char_i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i[2]=5'b00110;" table:formula="of:=CONCATENATE(&quot;assign char_i[&quot;;[.B84];&quot;]=5'b&quot;;[.G84];[.F84];[.E84];[.D84];[.C84];&quot;;&quot;)" table:style-name="ce1">
            <text:p>assign char_i[2]=5'b00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i[3]=5'b00100;" table:formula="of:=CONCATENATE(&quot;assign char_i[&quot;;[.B85];&quot;]=5'b&quot;;[.G85];[.F85];[.E85];[.D85];[.C85];&quot;;&quot;)" table:style-name="ce1">
            <text:p>assign char_i[3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i[4]=5'b00100;" table:formula="of:=CONCATENATE(&quot;assign char_i[&quot;;[.B86];&quot;]=5'b&quot;;[.G86];[.F86];[.E86];[.D86];[.C86];&quot;;&quot;)" table:style-name="ce1">
            <text:p>assign char_i[4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i[5]=5'b00100;" table:formula="of:=CONCATENATE(&quot;assign char_i[&quot;;[.B87];&quot;]=5'b&quot;;[.G87];[.F87];[.E87];[.D87];[.C87];&quot;;&quot;)" table:style-name="ce1">
            <text:p>assign char_i[5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i[6]=5'b01110;" table:formula="of:=CONCATENATE(&quot;assign char_i[&quot;;[.B88];&quot;]=5'b&quot;;[.G88];[.F88];[.E88];[.D88];[.C88];&quot;;&quot;)" table:style-name="ce1">
            <text:p>assign char_i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i[7]=5'b00000;" table:formula="of:=CONCATENATE(&quot;assign char_i[&quot;;[.B89];&quot;]=5'b&quot;;[.G89];[.F89];[.E89];[.D89];[.C89];&quot;;&quot;)" table:style-name="ce1">
            <text:p>assign char_i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i={5'b00000,5'b01110,5'b00100,5'b00100,5'b00100,5'b00110,5'b00000,5'b00100};" table:formula="of:=CONCATENATE(&quot;assign vect_&quot;;MID([.H82];8;6);&quot;={&quot;;MID([.H89];18;8);&quot;,&quot;;MID([.H88];18;8);&quot;,&quot;;MID([.H87];18;8);&quot;,&quot;;MID([.H86];18;8);&quot;,&quot;;MID([.H85];18;8);&quot;,&quot;;MID([.H84];18;8);&quot;,&quot;;MID([.H83];18;8);&quot;,&quot;;MID([.H82];18;8);&quot;};&quot;)" table:style-name="ce1">
            <text:p>assign vect_char_i={5'b00000,5'b01110,5'b00100,5'b00100,5'b00100,5'b00110,5'b00000,5'b001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j[0]=5'b01000;" table:formula="of:=CONCATENATE(&quot;assign char_j[&quot;;[.B92];&quot;]=5'b&quot;;[.G92];[.F92];[.E92];[.D92];[.C92];&quot;;&quot;)" table:style-name="ce1">
            <text:p>assign char_j[0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j[1]=5'b00000;" table:formula="of:=CONCATENATE(&quot;assign char_j[&quot;;[.B93];&quot;]=5'b&quot;;[.G93];[.F93];[.E93];[.D93];[.C93];&quot;;&quot;)" table:style-name="ce1">
            <text:p>assign char_j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j[2]=5'b01100;" table:formula="of:=CONCATENATE(&quot;assign char_j[&quot;;[.B94];&quot;]=5'b&quot;;[.G94];[.F94];[.E94];[.D94];[.C94];&quot;;&quot;)" table:style-name="ce1">
            <text:p>assign char_j[2]=5'b01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j[3]=5'b01000;" table:formula="of:=CONCATENATE(&quot;assign char_j[&quot;;[.B95];&quot;]=5'b&quot;;[.G95];[.F95];[.E95];[.D95];[.C95];&quot;;&quot;)" table:style-name="ce1">
            <text:p>assign char_j[3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j[4]=5'b01000;" table:formula="of:=CONCATENATE(&quot;assign char_j[&quot;;[.B96];&quot;]=5'b&quot;;[.G96];[.F96];[.E96];[.D96];[.C96];&quot;;&quot;)" table:style-name="ce1">
            <text:p>assign char_j[4]=5'b01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j[5]=5'b01001;" table:formula="of:=CONCATENATE(&quot;assign char_j[&quot;;[.B97];&quot;]=5'b&quot;;[.G97];[.F97];[.E97];[.D97];[.C97];&quot;;&quot;)" table:style-name="ce1">
            <text:p>assign char_j[5]=5'b01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j[6]=5'b00110;" table:formula="of:=CONCATENATE(&quot;assign char_j[&quot;;[.B98];&quot;]=5'b&quot;;[.G98];[.F98];[.E98];[.D98];[.C98];&quot;;&quot;)" table:style-name="ce1">
            <text:p>assign char_j[6]=5'b00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j[7]=5'b00000;" table:formula="of:=CONCATENATE(&quot;assign char_j[&quot;;[.B99];&quot;]=5'b&quot;;[.G99];[.F99];[.E99];[.D99];[.C99];&quot;;&quot;)" table:style-name="ce1">
            <text:p>assign char_j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j={5'b00000,5'b00110,5'b01001,5'b01000,5'b01000,5'b01100,5'b00000,5'b01000};" table:formula="of:=CONCATENATE(&quot;assign vect_&quot;;MID([.H92];8;6);&quot;={&quot;;MID([.H99];18;8);&quot;,&quot;;MID([.H98];18;8);&quot;,&quot;;MID([.H97];18;8);&quot;,&quot;;MID([.H96];18;8);&quot;,&quot;;MID([.H95];18;8);&quot;,&quot;;MID([.H94];18;8);&quot;,&quot;;MID([.H93];18;8);&quot;,&quot;;MID([.H92];18;8);&quot;};&quot;)" table:style-name="ce1">
            <text:p>assign vect_char_j={5'b00000,5'b00110,5'b01001,5'b01000,5'b01000,5'b01100,5'b00000,5'b010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k[0]=5'b00001;" table:formula="of:=CONCATENATE(&quot;assign char_k[&quot;;[.B102];&quot;]=5'b&quot;;[.G102];[.F102];[.E102];[.D102];[.C102];&quot;;&quot;)" table:style-name="ce1">
            <text:p>assign char_k[0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k[1]=5'b00001;" table:formula="of:=CONCATENATE(&quot;assign char_k[&quot;;[.B103];&quot;]=5'b&quot;;[.G103];[.F103];[.E103];[.D103];[.C103];&quot;;&quot;)" table:style-name="ce1">
            <text:p>assign char_k[1]=5'b0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k[2]=5'b01001;" table:formula="of:=CONCATENATE(&quot;assign char_k[&quot;;[.B104];&quot;]=5'b&quot;;[.G104];[.F104];[.E104];[.D104];[.C104];&quot;;&quot;)" table:style-name="ce1">
            <text:p>assign char_k[2]=5'b01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k[3]=5'b00101;" table:formula="of:=CONCATENATE(&quot;assign char_k[&quot;;[.B105];&quot;]=5'b&quot;;[.G105];[.F105];[.E105];[.D105];[.C105];&quot;;&quot;)" table:style-name="ce1">
            <text:p>assign char_k[3]=5'b00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k[4]=5'b00011;" table:formula="of:=CONCATENATE(&quot;assign char_k[&quot;;[.B106];&quot;]=5'b&quot;;[.G106];[.F106];[.E106];[.D106];[.C106];&quot;;&quot;)" table:style-name="ce1">
            <text:p>assign char_k[4]=5'b000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k[5]=5'b00101;" table:formula="of:=CONCATENATE(&quot;assign char_k[&quot;;[.B107];&quot;]=5'b&quot;;[.G107];[.F107];[.E107];[.D107];[.C107];&quot;;&quot;)" table:style-name="ce1">
            <text:p>assign char_k[5]=5'b00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k[6]=5'b01001;" table:formula="of:=CONCATENATE(&quot;assign char_k[&quot;;[.B108];&quot;]=5'b&quot;;[.G108];[.F108];[.E108];[.D108];[.C108];&quot;;&quot;)" table:style-name="ce1">
            <text:p>assign char_k[6]=5'b01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k[7]=5'b00000;" table:formula="of:=CONCATENATE(&quot;assign char_k[&quot;;[.B109];&quot;]=5'b&quot;;[.G109];[.F109];[.E109];[.D109];[.C109];&quot;;&quot;)" table:style-name="ce1">
            <text:p>assign char_k[7]=5'b00000;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office:value-type="string" office:string-value="assign vect_char_k={5'b00000,5'b01001,5'b00101,5'b00011,5'b00101,5'b01001,5'b00001,5'b00001};" table:formula="of:=CONCATENATE(&quot;assign vect_&quot;;MID([.H102];8;6);&quot;={&quot;;MID([.H109];18;8);&quot;,&quot;;MID([.H108];18;8);&quot;,&quot;;MID([.H107];18;8);&quot;,&quot;;MID([.H106];18;8);&quot;,&quot;;MID([.H105];18;8);&quot;,&quot;;MID([.H104];18;8);&quot;,&quot;;MID([.H103];18;8);&quot;,&quot;;MID([.H102];18;8);&quot;};&quot;)" table:style-name="ce1">
            <text:p>assign vect_char_k={5'b00000,5'b01001,5'b00101,5'b00011,5'b00101,5'b01001,5'b00001,5'b00001};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1" table:style-name="ce40">
            <text:p>1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l[0]=5'b00110;" table:formula="of:=CONCATENATE(&quot;assign char_l[&quot;;[.B112];&quot;]=5'b&quot;;[.G112];[.F112];[.E112];[.D112];[.C112];&quot;;&quot;)" table:style-name="ce1">
            <text:p>assign char_l[0]=5'b00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l[1]=5'b00100;" table:formula="of:=CONCATENATE(&quot;assign char_l[&quot;;[.B113];&quot;]=5'b&quot;;[.G113];[.F113];[.E113];[.D113];[.C113];&quot;;&quot;)" table:style-name="ce1">
            <text:p>assign char_l[1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l[2]=5'b00100;" table:formula="of:=CONCATENATE(&quot;assign char_l[&quot;;[.B114];&quot;]=5'b&quot;;[.G114];[.F114];[.E114];[.D114];[.C114];&quot;;&quot;)" table:style-name="ce1">
            <text:p>assign char_l[2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l[3]=5'b00100;" table:formula="of:=CONCATENATE(&quot;assign char_l[&quot;;[.B115];&quot;]=5'b&quot;;[.G115];[.F115];[.E115];[.D115];[.C115];&quot;;&quot;)" table:style-name="ce1">
            <text:p>assign char_l[3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l[4]=5'b00100;" table:formula="of:=CONCATENATE(&quot;assign char_l[&quot;;[.B116];&quot;]=5'b&quot;;[.G116];[.F116];[.E116];[.D116];[.C116];&quot;;&quot;)" table:style-name="ce1">
            <text:p>assign char_l[4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l[5]=5'b00100;" table:formula="of:=CONCATENATE(&quot;assign char_l[&quot;;[.B117];&quot;]=5'b&quot;;[.G117];[.F117];[.E117];[.D117];[.C117];&quot;;&quot;)" table:style-name="ce1">
            <text:p>assign char_l[5]=5'b001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l[6]=5'b01110;" table:formula="of:=CONCATENATE(&quot;assign char_l[&quot;;[.B118];&quot;]=5'b&quot;;[.G118];[.F118];[.E118];[.D118];[.C118];&quot;;&quot;)" table:style-name="ce1">
            <text:p>assign char_l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l[7]=5'b00000;" table:formula="of:=CONCATENATE(&quot;assign char_l[&quot;;[.B119];&quot;]=5'b&quot;;[.G119];[.F119];[.E119];[.D119];[.C119];&quot;;&quot;)" table:style-name="ce1">
            <text:p>assign char_l[7]=5'b00000;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office:value-type="string" office:string-value="assign vect_char_l={5'b00000,5'b01110,5'b00100,5'b00100,5'b00100,5'b00100,5'b00100,5'b00110};" table:formula="of:=CONCATENATE(&quot;assign vect_&quot;;MID([.H112];8;6);&quot;={&quot;;MID([.H119];18;8);&quot;,&quot;;MID([.H118];18;8);&quot;,&quot;;MID([.H117];18;8);&quot;,&quot;;MID([.H116];18;8);&quot;,&quot;;MID([.H115];18;8);&quot;,&quot;;MID([.H114];18;8);&quot;,&quot;;MID([.H113];18;8);&quot;,&quot;;MID([.H112];18;8);&quot;};&quot;)" table:style-name="ce1">
            <text:p>assign vect_char_l={5'b00000,5'b01110,5'b00100,5'b00100,5'b00100,5'b00100,5'b00100,5'b00110};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m[0]=5'b00000;" table:formula="of:=CONCATENATE(&quot;assign char_m[&quot;;[.B122];&quot;]=5'b&quot;;[.G122];[.F122];[.E122];[.D122];[.C122];&quot;;&quot;)" table:style-name="ce1">
            <text:p>assign char_m[0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m[1]=5'b00000;" table:formula="of:=CONCATENATE(&quot;assign char_m[&quot;;[.B123];&quot;]=5'b&quot;;[.G123];[.F123];[.E123];[.D123];[.C123];&quot;;&quot;)" table:style-name="ce1">
            <text:p>assign char_m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m[2]=5'b01011;" table:formula="of:=CONCATENATE(&quot;assign char_m[&quot;;[.B124];&quot;]=5'b&quot;;[.G124];[.F124];[.E124];[.D124];[.C124];&quot;;&quot;)" table:style-name="ce1">
            <text:p>assign char_m[2]=5'b010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m[3]=5'b10101;" table:formula="of:=CONCATENATE(&quot;assign char_m[&quot;;[.B125];&quot;]=5'b&quot;;[.G125];[.F125];[.E125];[.D125];[.C125];&quot;;&quot;)" table:style-name="ce1">
            <text:p>assign char_m[3]=5'b10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m[4]=5'b10101;" table:formula="of:=CONCATENATE(&quot;assign char_m[&quot;;[.B126];&quot;]=5'b&quot;;[.G126];[.F126];[.E126];[.D126];[.C126];&quot;;&quot;)" table:style-name="ce1">
            <text:p>assign char_m[4]=5'b10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m[5]=5'b10001;" table:formula="of:=CONCATENATE(&quot;assign char_m[&quot;;[.B127];&quot;]=5'b&quot;;[.G127];[.F127];[.E127];[.D127];[.C127];&quot;;&quot;)" table:style-name="ce1">
            <text:p>assign char_m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m[6]=5'b10001;" table:formula="of:=CONCATENATE(&quot;assign char_m[&quot;;[.B128];&quot;]=5'b&quot;;[.G128];[.F128];[.E128];[.D128];[.C128];&quot;;&quot;)" table:style-name="ce1">
            <text:p>assign char_m[6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m[7]=5'b00000;" table:formula="of:=CONCATENATE(&quot;assign char_m[&quot;;[.B129];&quot;]=5'b&quot;;[.G129];[.F129];[.E129];[.D129];[.C129];&quot;;&quot;)" table:style-name="ce1">
            <text:p>assign char_m[7]=5'b00000;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office:value-type="string" office:string-value="assign vect_char_m={5'b00000,5'b10001,5'b10001,5'b10101,5'b10101,5'b01011,5'b00000,5'b00000};" table:formula="of:=CONCATENATE(&quot;assign vect_&quot;;MID([.H122];8;6);&quot;={&quot;;MID([.H129];18;8);&quot;,&quot;;MID([.H128];18;8);&quot;,&quot;;MID([.H127];18;8);&quot;,&quot;;MID([.H126];18;8);&quot;,&quot;;MID([.H125];18;8);&quot;,&quot;;MID([.H124];18;8);&quot;,&quot;;MID([.H123];18;8);&quot;,&quot;;MID([.H122];18;8);&quot;};&quot;)" table:style-name="ce1">
            <text:p>assign vect_char_m={5'b00000,5'b10001,5'b10001,5'b10101,5'b10101,5'b01011,5'b00000,5'b00000};</text:p>
          </table:table-cell>
          <table:table-cell table:number-columns-repeated="16376"/>
        </table:table-row>
        <table:table-row table:style-name="ro1">
          <table:table-cell/>
          <table:table-cell table:style-name="ce1"/>
          <table:table-cell table:style-name="ce48"/>
          <table:table-cell table:style-name="ce48"/>
          <table:table-cell table:style-name="ce48"/>
          <table:table-cell table:style-name="ce48"/>
          <table:table-cell table:style-name="ce48"/>
          <table:table-cell table:number-columns-repeated="16377" table:style-name="ce1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n[0]=5'b00000;" table:formula="of:=CONCATENATE(&quot;assign char_n[&quot;;[.B132];&quot;]=5'b&quot;;[.G132];[.F132];[.E132];[.D132];[.C132];&quot;;&quot;)" table:style-name="ce1">
            <text:p>assign char_n[0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n[1]=5'b00000;" table:formula="of:=CONCATENATE(&quot;assign char_n[&quot;;[.B133];&quot;]=5'b&quot;;[.G133];[.F133];[.E133];[.D133];[.C133];&quot;;&quot;)" table:style-name="ce1">
            <text:p>assign char_n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n[2]=5'b01101;" table:formula="of:=CONCATENATE(&quot;assign char_n[&quot;;[.B134];&quot;]=5'b&quot;;[.G134];[.F134];[.E134];[.D134];[.C134];&quot;;&quot;)" table:style-name="ce1">
            <text:p>assign char_n[2]=5'b011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n[3]=5'b10011;" table:formula="of:=CONCATENATE(&quot;assign char_n[&quot;;[.B135];&quot;]=5'b&quot;;[.G135];[.F135];[.E135];[.D135];[.C135];&quot;;&quot;)" table:style-name="ce1">
            <text:p>assign char_n[3]=5'b1001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n[4]=5'b10001;" table:formula="of:=CONCATENATE(&quot;assign char_n[&quot;;[.B136];&quot;]=5'b&quot;;[.G136];[.F136];[.E136];[.D136];[.C136];&quot;;&quot;)" table:style-name="ce1">
            <text:p>assign char_n[4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n[5]=5'b10001;" table:formula="of:=CONCATENATE(&quot;assign char_n[&quot;;[.B137];&quot;]=5'b&quot;;[.G137];[.F137];[.E137];[.D137];[.C137];&quot;;&quot;)" table:style-name="ce1">
            <text:p>assign char_n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n[6]=5'b10001;" table:formula="of:=CONCATENATE(&quot;assign char_n[&quot;;[.B138];&quot;]=5'b&quot;;[.G138];[.F138];[.E138];[.D138];[.C138];&quot;;&quot;)" table:style-name="ce1">
            <text:p>assign char_n[6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n[7]=5'b00000;" table:formula="of:=CONCATENATE(&quot;assign char_n[&quot;;[.B139];&quot;]=5'b&quot;;[.G139];[.F139];[.E139];[.D139];[.C139];&quot;;&quot;)" table:style-name="ce1">
            <text:p>assign char_n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n={5'b00000,5'b10001,5'b10001,5'b10001,5'b10011,5'b01101,5'b00000,5'b00000};" table:formula="of:=CONCATENATE(&quot;assign vect_&quot;;MID([.H132];8;6);&quot;={&quot;;MID([.H139];18;8);&quot;,&quot;;MID([.H138];18;8);&quot;,&quot;;MID([.H137];18;8);&quot;,&quot;;MID([.H136];18;8);&quot;,&quot;;MID([.H135];18;8);&quot;,&quot;;MID([.H134];18;8);&quot;,&quot;;MID([.H133];18;8);&quot;,&quot;;MID([.H132];18;8);&quot;};&quot;)" table:style-name="ce1">
            <text:p>assign vect_char_n={5'b00000,5'b10001,5'b10001,5'b10001,5'b10011,5'b01101,5'b00000,5'b00000};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table:style-name="ce1">
            <text:p>0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0">
            <text:p>0</text:p>
          </table:table-cell>
          <table:table-cell office:value-type="float" office:value="0" table:style-name="ce41">
            <text:p>0</text:p>
          </table:table-cell>
          <table:table-cell office:value-type="string" office:string-value="assign char_o[0]=5'b00000;" table:formula="of:=CONCATENATE(&quot;assign char_o[&quot;;[.B142];&quot;]=5'b&quot;;[.G142];[.F142];[.E142];[.D142];[.C142];&quot;;&quot;)" table:style-name="ce1">
            <text:p>assign char_o[0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o[1]=5'b00000;" table:formula="of:=CONCATENATE(&quot;assign char_o[&quot;;[.B143];&quot;]=5'b&quot;;[.G143];[.F143];[.E143];[.D143];[.C143];&quot;;&quot;)" table:style-name="ce1">
            <text:p>assign char_o[1]=5'b0000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2" table:style-name="ce1">
            <text:p>2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o[2]=5'b01110;" table:formula="of:=CONCATENATE(&quot;assign char_o[&quot;;[.B144];&quot;]=5'b&quot;;[.G144];[.F144];[.E144];[.D144];[.C144];&quot;;&quot;)" table:style-name="ce1">
            <text:p>assign char_o[2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3" table:style-name="ce1">
            <text:p>3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o[3]=5'b10001;" table:formula="of:=CONCATENATE(&quot;assign char_o[&quot;;[.B145];&quot;]=5'b&quot;;[.G145];[.F145];[.E145];[.D145];[.C145];&quot;;&quot;)" table:style-name="ce1">
            <text:p>assign char_o[3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4" table:style-name="ce1">
            <text:p>4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o[4]=5'b10001;" table:formula="of:=CONCATENATE(&quot;assign char_o[&quot;;[.B146];&quot;]=5'b&quot;;[.G146];[.F146];[.E146];[.D146];[.C146];&quot;;&quot;)" table:style-name="ce1">
            <text:p>assign char_o[4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5" table:style-name="ce1">
            <text:p>5</text:p>
          </table:table-cell>
          <table:table-cell office:value-type="float" office:value="1" table:style-name="ce42">
            <text:p>1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0" table:style-name="ce43">
            <text:p>0</text:p>
          </table:table-cell>
          <table:table-cell office:value-type="float" office:value="1" table:style-name="ce44">
            <text:p>1</text:p>
          </table:table-cell>
          <table:table-cell office:value-type="string" office:string-value="assign char_o[5]=5'b10001;" table:formula="of:=CONCATENATE(&quot;assign char_o[&quot;;[.B147];&quot;]=5'b&quot;;[.G147];[.F147];[.E147];[.D147];[.C147];&quot;;&quot;)" table:style-name="ce1">
            <text:p>assign char_o[5]=5'b10001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6" table:style-name="ce1">
            <text:p>6</text:p>
          </table:table-cell>
          <table:table-cell office:value-type="float" office:value="0" table:style-name="ce42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1" table:style-name="ce43">
            <text:p>1</text:p>
          </table:table-cell>
          <table:table-cell office:value-type="float" office:value="0" table:style-name="ce44">
            <text:p>0</text:p>
          </table:table-cell>
          <table:table-cell office:value-type="string" office:string-value="assign char_o[6]=5'b01110;" table:formula="of:=CONCATENATE(&quot;assign char_o[&quot;;[.B148];&quot;]=5'b&quot;;[.G148];[.F148];[.E148];[.D148];[.C148];&quot;;&quot;)" table:style-name="ce1">
            <text:p>assign char_o[6]=5'b01110;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7" table:style-name="ce1">
            <text:p>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7">
            <text:p>0</text:p>
          </table:table-cell>
          <table:table-cell office:value-type="string" office:string-value="assign char_o[7]=5'b00000;" table:formula="of:=CONCATENATE(&quot;assign char_o[&quot;;[.B149];&quot;]=5'b&quot;;[.G149];[.F149];[.E149];[.D149];[.C149];&quot;;&quot;)" table:style-name="ce1">
            <text:p>assign char_o[7]=5'b00000;</text:p>
          </table:table-cell>
          <table:table-cell table:number-columns-repeated="16376"/>
        </table:table-row>
        <table:table-row table:style-name="ro1">
          <table:table-cell/>
          <table:table-cell table:number-columns-repeated="6" table:style-name="ce1"/>
          <table:table-cell office:value-type="string" office:string-value="assign vect_char_o={5'b00000,5'b01110,5'b10001,5'b10001,5'b10001,5'b01110,5'b00000,5'b00000};" table:formula="of:=CONCATENATE(&quot;assign vect_&quot;;MID([.H142];8;6);&quot;={&quot;;MID([.H149];18;8);&quot;,&quot;;MID([.H148];18;8);&quot;,&quot;;MID([.H147];18;8);&quot;,&quot;;MID([.H146];18;8);&quot;,&quot;;MID([.H145];18;8);&quot;,&quot;;MID([.H144];18;8);&quot;,&quot;;MID([.H143];18;8);&quot;,&quot;;MID([.H142];18;8);&quot;};&quot;)" table:style-name="ce1">
            <text:p>assign vect_char_o={5'b00000,5'b01110,5'b10001,5'b10001,5'b10001,5'b01110,5'b00000,5'b00000};</text:p>
          </table:table-cell>
          <table:table-cell table:number-columns-repeated="16376"/>
        </table:table-row>
        <table:table-row table:number-rows-repeated="1048426" table:style-name="ro1">
          <table:table-cell table:number-columns-repeated="16384"/>
        </table:table-row>
      </table:table>
      <table:table table:name="Hoja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s" number:country="CL">
      <number:currency-symbol number:language="es" number:country="CL">$</number:currency-symbol>
      <number:number number:decimal-places="0" number:min-integer-digits="1" number:grouping="true"/>
    </number:currency-style>
    <number:currency-style style:name="N36" number:language="es" number:country="CL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in_32_nombre1" style:display-name="Sin nombre1" style:family="table-cell" style:data-style-name="N0">
      <style:table-cell-properties style:vertical-align="automatic" fo:background-color="#FF0000"/>
    </style:style>
    <style:style style:name="cf1" style:family="table-cell">
      <style:table-cell-properties fo:background-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228</meta:generator>
    <meta:initial-creator>mauricio </meta:initial-creator>
    <dc:creator>Universidad</dc:creator>
    <meta:creation-date>2015-05-27T22:14:43Z</meta:creation-date>
    <dc:date>2021-08-03T23:49:19Z</dc:date>
    <meta:editing-cycles>1</meta:editing-cycles>
    <meta:editing-duration>PT0S</meta:editing-duration>
  </office:meta>
</office:document-meta>
</file>